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1B7BBCA02FF7C4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7cm, 3.797cm, 19.015cm, 5.5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668cm" svg:height="22.8cm" svg:x="0.692cm" svg:y="2.091cm">
          <draw:image xlink:href="Pictures/10000000000005E8000007E001B7BBCA02FF7C4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4:23.590577608</dc:date>
    <meta:editing-duration>PT3M31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